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E0000021C93094765139F1728.png" manifest:media-type="image/png"/>
  <manifest:file-entry manifest:full-path="Pictures/10005DFA000044F000002834B11FC8F3C11B511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647cm" svg:height="10.291cm" svg:x="-1.615cm" svg:y="-0.761cm">
          <draw:image xlink:href="Pictures/10005DFA000044F000002834B11FC8F3C11B5113.svg" xlink:type="simple" xlink:show="embed" xlink:actuate="onLoad" draw:mime-type="image/svg+xml">
            <text:p/>
          </draw:image>
          <draw:image xlink:href="Pictures/100000010000039E0000021C93094765139F172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ja" style:country-asian="JP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74cm" fo:margin-bottom="0.574cm" fo:margin-left="0.574cm" fo:margin-right="0.574cm" fo:page-width="14.85cm" fo:page-height="8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26T12:31:09.892268865</dc:date>
    <meta:editing-duration>PT7S</meta:editing-duration>
    <meta:editing-cycles>1</meta:editing-cycles>
    <meta:document-statistic meta:object-count="1"/>
    <meta:generator>LibreOffice/7.3.0.3$Linux_X86_64 LibreOffice_project/30$Build-3</meta:generator>
  </office:meta>
</office:document-meta>
</file>